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818" officeooo:paragraph-rsid="001818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lando sobre ‘this’ em React, vamos ao exemplo seguinte:</text:p>
      <text:p text:style-name="P1"/>
      <text:p text:style-name="P1">class Whatever extends React.Component {</text:p>
      <text:p text:style-name="P1">render() {<text:line-break/><text:tab/>return (</text:p>
      <text:p text:style-name="P1"><text:tab/></text:p>
      <text:p text:style-name="P1"><text:tab/><text:tab/>Nessa sintaxe do React, o This é enxergado dentro do render! Ou seja, quando eu executo uma função dentro do meu componente de classe: <text:span text:style-name="T1">&lt;button onClick={this.handleClick}&gt;Meu botão&lt;/button&gt;</text:span>, o componente consegue ler as informações dentro do <text:span text:style-name="T2">This. </text:span><text:span text:style-name="T4">OK? Beleza, vamos lá.</text:span></text:p>
      <text:p text:style-name="P1"><text:span text:style-name="T4"/></text:p>
      <text:p text:style-name="P1"><text:span text:style-name="T4">E por que o </text:span><text:span text:style-name="T2">this </text:span><text:span text:style-name="T4">deve ser chamado? Porque, na sintaxe </text:span><text:span text:style-name="T2">correta </text:span><text:span text:style-name="T4"><text:s/>do React.Component, as funções são escritas dentro do escopo deste mesmo componente. Ok? Ok. </text:span><text:span text:style-name="T5">Porém, </text:span><text:span text:style-name="T6">apenas se for dentro da função Render(). Se for fora da função Render(), o </text:span><text:span text:style-name="T5">JavaScript </text:span><text:span text:style-name="T6">abstrai que a função está dentro do arquivo. Somente assim o React consegue transpor as informações dentro do </text:span><text:span text:style-name="T3">this </text:span><text:span text:style-name="T6"><text:s/>para dentro da função Render().</text:span></text:p>
      <text:p text:style-name="P1"><text:span text:style-name="T6"/></text:p>
      <text:p text:style-name="P1"><text:span text:style-name="T6">E como faço para que as informações que eu quero para minha função </text:span><text:span text:style-name="T3">handleClick </text:span><text:span text:style-name="T6">sejam lidas dentro do meu componente de classe sem problemas? Usando a outra função do React: o constructor(). O constructor() é da seguinte maneira:</text:span></text:p>
      <text:p text:style-name="P1"><text:span text:style-name="T6"/></text:p>
      <text:p text:style-name="P1"><text:span text:style-name="T6">constructor() {</text:span></text:p>
      <text:p text:style-name="P1"><text:span text:style-name="T6"><text:tab/>super()</text:span></text:p>
      <text:p text:style-name="P1"><text:span text:style-name="T6"><text:tab/><text:tab/>console.log(‘o que eu quiser’);</text:span></text:p>
      <text:p text:style-name="P1"><text:span text:style-name="T6"/></text:p>
      <text:p text:style-name="P1"><text:span text:style-name="T6">Com este método constructor(), posso trazer informações para meu componentes antes mesmo de qualquer coisa ser renderizada na tela. Ok? ok.</text:span></text:p>
      <text:p text:style-name="P1"><text:span text:style-name="T6">}</text:span></text:p>
      <text:p text:style-name="P1">Podemos, então, abstrair que o o<text:span text:style-name="T2"> this</text:span><text:span text:style-name="T4"> especifica as informações contidas naquele componente de classe. </text:span></text:p>
      <text:p text:style-name="P1">)<text:line-break/><text:line-break/>}</text:p>
      <text:p text:style-name="P1"/>
      <text:p text:style-name="P1"/>
      <text:p text:style-name="P1"/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11:09:08.043783182</meta:creation-date>
    <dc:date>2023-07-07T11:49:17.980012162</dc:date>
    <meta:editing-duration>PT40M10S</meta:editing-duration>
    <meta:editing-cycles>1</meta:editing-cycles>
    <meta:document-statistic meta:table-count="0" meta:image-count="0" meta:object-count="0" meta:page-count="1" meta:paragraph-count="15" meta:word-count="209" meta:character-count="1316" meta:non-whitespace-character-count="1110"/>
    <meta:generator>LibreOffice/7.5.4.2$Linux_X86_64 LibreOffice_project/50$Build-2</meta:generator>
  </office:meta>
</office:document-meta>
</file>